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3.582cm" svg:height="19.558cm" svg:x="-7.391cm" svg:y="3.04cm" svg:viewBox="0 0 33583 19559" svg:d="m13917 6397c1183 224 2299 688 3440 1058 1142 371 2303 736 3351 1323 836 468 2291 1553 1587 2558-943 1347-2829 874-4233 617-872-159-2619 552-2205-1235 169-731-184-2948 1235-2028 1746 1132-973 2579-1411 3616-832 1970-2487 100-2205-1411 513-2749 421-5614 1499-8202 847-2034 2987-2915 5468-2646 4187 454 8094 1497 12083 2557 4574 1216-7347-4098-4586 530 2227 3733-9674-1925-13141 793-2043 1602 2776 4624 4939 4763 893 58 8931 998 1764-1852-5781-2299-12365-3802-18345-2293-5966 1506-2577-5229 2734-3704 6360 1826 17805-3485 21432 4233 1459 3104 1111 7619-2911 9260-3567 1455-22834 3436-19050-5732 2614-6333 13081-3473 17904-89 4166 2923-2369 7796-4939 6086-2840-1890 2801-13770 3351-2999 226 4414 9130 3543 6526 3793-5021 482-5588 4490-13581 4145-15957-689 15828-8222 7849-2646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mi </meta:initial-creator>
    <meta:creation-date>2011-09-07T17:22:08</meta:creation-date>
    <dc:date>2011-09-07T17:23:15</dc:date>
    <dc:creator>Domi </dc:creator>
    <meta:editing-duration>PT00H01M10S</meta:editing-duration>
    <meta:editing-cycles>1</meta:editing-cycles>
    <meta:document-statistic meta:object-count="1"/>
    <meta:generator>OpenOffice.org/3.2$Linux OpenOffice.org_project/320m19$Build-9505</meta:generator>
  </office:meta>
</office:document-meta>
</file>